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1ceec5" officeooo:paragraph-rsid="001ceec5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1ceec5" officeooo:paragraph-rsid="001ceec5"/>
    </style:style>
    <style:style style:name="P4" style:family="paragraph" style:parent-style-name="Text_20_body">
      <style:paragraph-properties fo:text-align="justify" style:justify-single-word="false"/>
      <style:text-properties officeooo:rsid="001ceec5"/>
    </style:style>
    <style:style style:name="T1" style:family="text">
      <style:text-properties officeooo:rsid="001ceec5"/>
    </style:style>
    <style:style style:name="T2" style:family="text">
      <style:text-properties officeooo:rsid="001d0a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ction</text:h>
      <text:p text:style-name="P2">The motion of any charged particle in atmosphere, within an electromagnetic field are easily modelled as a combination <text:span text:style-name="T1">buoyant forces and coulomb interactions \verb+\cite{#1}+. These forces take the form, </text:span></text:p>
      <text:p text:style-name="P3">\begin{equation}\label{forces}</text:p>
      <text:p text:style-name="P3">\end{equation</text:p>
      <text:p text:style-name="P4"/>
      <text:p text:style-name="P3">It is experimentally ideal to use particles which have a very low terminal velocity such that their velocity can be brought to a relatively constant measure. <text:span text:style-name="T2">While this is easy in principle, it can be challenging to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4:03:02.457009852</meta:creation-date>
    <meta:generator>LibreOffice/24.8.2.1$Linux_X86_64 LibreOffice_project/480$Build-1</meta:generator>
    <dc:date>2025-02-02T14:17:10.606453791</dc:date>
    <meta:editing-duration>PT1M23S</meta:editing-duration>
    <meta:editing-cycles>1</meta:editing-cycles>
    <meta:document-statistic meta:table-count="0" meta:image-count="0" meta:object-count="0" meta:page-count="1" meta:paragraph-count="5" meta:word-count="69" meta:character-count="476" meta:non-whitespace-character-count="410"/>
  </office:meta>
</office:document-meta>
</file>